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Normal" style:family="paragraph">
      <style:paragraph-properties fo:text-indent="0.25in"/>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office:automatic-styles>
  <office:body>
    <office:text text:use-soft-page-breaks="true">
      <text:p text:style-name="P1">Aim of user testing is find out the ease of use of the program and the effectiveness of the AI within the program. In addition to these, user testing is also to provide feedback on the<text:s/>visual design of the program. "GoLD” program short for Go Life &amp; Death is a software which allows users to play through and solve life and death problems of the board game Go. For the purpose of getting you started I will provide step by step instructions<text:s/>to point out key aspects of GoLD and from there you can spend as much or little time as need to test out the program.<text:s/></text:p>
      <text:p text:style-name="Normal">During or after testing you can fill in this form to give feedback. Please remember this is not a test of your ability but rather the test of the program. If you have any question about the experiment feel free to contact me before continuing.</text:p>
      <text:p text:style-name="Normal"/>
      <text:p text:style-name="Normal">Few questions before we begin:</text:p>
      <text:list text:style-name="LFO1" text:continue-numbering="true">
        <text:list-item>
          <text:p text:style-name="P2">Are you aware of the rules of Go?</text:p>
        </text:list-item>
      </text:list>
      <text:p text:style-name="P3">If not here is quick introduction to the rules<text:s/><text:a xlink:href="http://home.snafu.de/jasiek/element.html" office:target-frame-name="_top" xlink:show="replace"><text:span text:style-name="Hyperlink">http://home.snafu.de/jasiek/element.html</text:span></text:a></text:p>
      <text:list text:style-name="LFO1" text:continue-numbering="true">
        <text:list-item>
          <text:p text:style-name="P4">Have you played the game of Go before?</text:p>
        </text:list-item>
        <text:list-item>
          <text:p text:style-name="P5">Have you tried to solve life and death problems before?</text:p>
        </text:list-item>
      </text:list>
      <text:p text:style-name="Normal"/>
      <text:p text:style-name="Normal">Guide to start you off:</text:p>
      <text:list text:style-name="LFO2" text:continue-numbering="true">
        <text:list-item>
          <text:p text:style-name="P6">You should have the program, if not please contact me.</text:p>
        </text:list-item>
        <text:list-item>
          <text:p text:style-name="P7">Start the program</text:p>
        </text:list-item>
        <text:list-item>
          <text:p text:style-name="P8">A program window for GoLD should appear.</text:p>
        </text:list-item>
        <text:list-item>
          <text:p text:style-name="P9">This is the main menu, to begin with choose “Play”</text:p>
        </text:list-item>
        <text:list-item>
          <text:p text:style-name="P10">Here we can see a Go Board on the left and some buttons on the right.</text:p>
        </text:list-item>
        <text:list-item>
          <text:p text:style-name="P11">To choose a problem to solve press the load button.</text:p>
        </text:list-item>
        <text:list-item>
          <text:p text:style-name="P12">To begin with please choose the Basic 1 file inside the<text:s/>problems<text:s/>folder provided</text:p>
        </text:list-item>
        <text:list-item>
          <text:p text:style-name="P13">The problem should be loaded on to the screen and now you are able to play</text:p>
        </text:list-item>
        <text:list-item>
          <text:p text:style-name="P14">Auto<text:s/>Play should be enabled by default this means the computer tries play once you make a move automatically.</text:p>
        </text:list-item>
        <text:list-item>
          <text:p text:style-name="P15">Place stone in a18<text:s/></text:p>
        </text:list-item>
        <text:list-item>
          <text:p text:style-name="P16">With Auto<text:s/>play on, the<text:s/>computer<text:s/>might<text:s/>have already a made a move</text:p>
        </text:list-item>
        <text:list-item>
          <text:p text:style-name="P17">After the<text:s/>computer<text:s/>makes a move play a stone at c18 to solve the problem</text:p>
        </text:list-item>
        <text:list-item>
          <text:p text:style-name="P18">This is the basic idea behind the program to solve problems where the AI will try to play against you.</text:p>
        </text:list-item>
      </text:list>
      <text:p text:style-name="Normal"/>
      <text:p text:style-name="Normal">There are different options which allows the<text:s/>computer<text:s/>to search more and come with a better move against your moves. Try varying the<text:s/>computer<text:s/>options to how it affects the time the<text:s/>computer<text:s/>takes<text:s/><text:soft-page-break/>to make a move and resulting move. Feel free to try out different problems from the<text:s/>problems<text:s/>folder and see how they work.<text:s/></text:p>
      <text:p text:style-name="Normal"/>
      <text:p text:style-name="Normal">There varying<text:s/>computer<text:s/>options<text:s/>which do as follows:</text:p>
      <text:p text:style-name="Normal"/>
      <text:p text:style-name="Normal">Auto<text:s/>Play: Enable the AI to begin immediately after you move.</text:p>
      <text:p text:style-name="Normal">Start:<text:s/>Tells the computer to start searching for the best move<text:s/>as the current colour</text:p>
      <text:p text:style-name="Normal">Stop: Stops<text:s/>the<text:s/>computer<text:s/>in<text:s/>middle of the<text:s/>search, and makes the best move found so far in the search.</text:p>
      <text:p text:style-name="Normal">Limit Breadth: If on,<text:s/>the<text:s/>computer<text:s/>only<text:s/>looks at the set number of valid moves at each depth. Otherwise looks at every valid move in each depth.</text:p>
      <text:p text:style-name="Normal">Limit Depth: If on,<text:s/>the computer<text:s/>only looks a set number of moves<text:s/>ahead before selecting a move. Otherwise it keeps searching until it finds a winning move or<text:s/>until there are no more moves to search.</text:p>
      <text:p text:style-name="Normal"/>
      <text:p text:style-name="Normal">You can increase or decrease the breadth and depth using + or – buttons.</text:p>
      <text:p text:style-name="Normal">The number right to Limit Breadth is the breadth limit.</text:p>
      <text:p text:style-name="Normal">The number right to Limit Depth is the depth limit.</text:p>
      <text:p text:style-name="Normal"/>
      <text:p text:style-name="Normal">Questions:</text:p>
      <text:p text:style-name="Normal"/>
      <text:p text:style-name="Normal">Interface and Usability:</text:p>
      <text:p text:style-name="Normal"/>
      <text:p text:style-name="Normal">Scale 1-5</text:p>
      <text:p text:style-name="Normal">Play Mode</text:p>
      <text:p text:style-name="Normal"/>
      <text:p text:style-name="Normal">Were the buttons on the different screens easy to find?</text:p>
      <text:p text:style-name="Normal"/>
      <text:p text:style-name="Normal">Were the names on buttons helpful to indicate what they do ?</text:p>
      <text:p text:style-name="Normal"/>
      <text:p text:style-name="Normal">How difficult was it to play through a problem? (In terms of usability not the problem itself)</text:p>
      <text:p text:style-name="Normal"/>
      <text:p text:style-name="Normal">Were the toggle buttons easily <text:s/>identified?</text:p>
      <text:p text:style-name="Normal"/>
      <text:p text:style-name="Normal">Was Go board simple to understand?</text:p>
      <text:p text:style-name="Normal"/>
      <text:p text:style-name="Normal">How difficult was it to place stones on the board?</text:p>
      <text:p text:style-name="Normal"/>
      <text:p text:style-name="Normal">Were the game messages provided helpful?</text:p>
      <text:p text:style-name="Normal">Overall how difficult was it to use the player mode?</text:p>
      <text:p text:style-name="Normal"/>
      <text:p text:style-name="Normal">Editor Mode</text:p>
      <text:p text:style-name="Normal"/>
      <text:p text:style-name="Normal">Were the radio buttons named appropriately ?</text:p>
      <text:p text:style-name="Normal">How difficult was it to use the radio buttons?</text:p>
      <text:p text:style-name="Normal">Were the normal buttons named appropriately?</text:p>
      <text:p text:style-name="Normal">How difficult was it to use the normal buttons?</text:p>
      <text:p text:style-name="Normal"/>
      <text:p text:style-name="Normal">How difficult was it to place the stone of your choice on the board?</text:p>
      <text:p text:style-name="Normal"/>
      <text:p text:style-name="Normal">How difficult did you find it to create the problem of your choice?</text:p>
      <text:p text:style-name="Normal"/>
      <text:p text:style-name="Normal">Were the game messages provided helpful?</text:p>
      <text:p text:style-name="Normal"/>
      <text:p text:style-name="Normal"/>
      <text:p text:style-name="Normal">Overall how difficult was it to use the editor mode?</text:p>
      <text:p text:style-name="Normal"/>
      <text:p text:style-name="Normal">In general<text:s/></text:p>
      <text:p text:style-name="Normal"/>
      <text:p text:style-name="Normal">How did you find the speed which the computer responded with a move?</text:p>
      <text:p text:style-name="Normal"/>
      <text:p text:style-name="Normal">Was the computer able to solve the problem if you let it play first?</text:p>
      <text:p text:style-name="Normal"/>
      <text:p text:style-name="Normal">Any difficulties found in general?</text:p>
      <text:p text:style-name="Normal"/>
      <text:p text:style-name="Normal"/>
      <text:p text:style-name="Normal"/>
      <text:p text:style-name="Normal"><text:s/></text:p>
      <text:p text:style-name="Normal">User Manuel</text:p>
      <text:p text:style-name="Normal"/>
      <text:p text:style-name="Normal">Play Mode</text:p>
      <text:p text:style-name="Normal">Button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
      <text:p text:style-name="P20"/>
      <text:p text:style-name="P2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de Haris</meta:initial-creator>
    <dc:creator>Jude Haris</dc:creator>
    <meta:creation-date>2019-02-12T22:48:00Z</meta:creation-date>
    <dc:date>2019-02-22T12:00:00Z</dc:date>
    <meta:template xlink:href="Normal.dotm" xlink:type="simple"/>
    <meta:editing-cycles>25</meta:editing-cycles>
    <meta:editing-duration>PT7800S</meta:editing-duration>
    <meta:document-statistic meta:page-count="5" meta:paragraph-count="8" meta:word-count="640" meta:character-count="4284" meta:row-count="30" meta:non-whitespace-character-count="3652"/>
  </office:meta>
</office:document-meta>
</file>